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6fd1b" officeooo:paragraph-rsid="000a0fdc"/>
    </style:style>
    <style:style style:name="P2" style:family="paragraph" style:parent-style-name="Heading_20_1">
      <style:text-properties officeooo:rsid="000bf6bc" officeooo:paragraph-rsid="000bf6bc"/>
    </style:style>
    <style:style style:name="P3" style:family="paragraph" style:parent-style-name="Heading_20_2">
      <style:text-properties officeooo:rsid="000bf6bc" officeooo:paragraph-rsid="000bf6bc"/>
    </style:style>
    <style:style style:name="P4" style:family="paragraph" style:parent-style-name="Preformatted_20_Text">
      <style:text-properties officeooo:rsid="0006fd1b" officeooo:paragraph-rsid="0006fd1b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06fd1b"/>
    </style:style>
    <style:style style:name="P7" style:family="paragraph" style:parent-style-name="Standard">
      <style:text-properties officeooo:rsid="0006fd1b" officeooo:paragraph-rsid="0006fd1b"/>
    </style:style>
    <style:style style:name="P8" style:family="paragraph" style:parent-style-name="Standard">
      <style:text-properties officeooo:rsid="0006fd1b" officeooo:paragraph-rsid="000a0fdc"/>
    </style:style>
    <style:style style:name="P9" style:family="paragraph" style:parent-style-name="Standard">
      <style:text-properties officeooo:rsid="000a97a2" officeooo:paragraph-rsid="000a97a2"/>
    </style:style>
    <style:style style:name="P10" style:family="paragraph" style:parent-style-name="Standard">
      <style:text-properties fo:font-weight="bold" officeooo:rsid="000a97a2" officeooo:paragraph-rsid="000a97a2" style:font-weight-asian="bold" style:font-weight-complex="bold"/>
    </style:style>
    <style:style style:name="P11" style:family="paragraph" style:parent-style-name="Standard">
      <style:text-properties fo:font-size="15pt" style:text-underline-style="solid" style:text-underline-width="auto" style:text-underline-color="font-color" fo:font-weight="bold" officeooo:rsid="000a97a2" officeooo:paragraph-rsid="000a97a2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0a97a2" officeooo:paragraph-rsid="000a97a2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06fd1b" officeooo:paragraph-rsid="000a0fdc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8pt" fo:font-weight="bold" officeooo:rsid="0006fd1b" officeooo:paragraph-rsid="0006fd1b" style:font-size-asian="18pt" style:font-weight-asian="bold" style:font-size-complex="18pt" style:font-weight-complex="bold"/>
    </style:style>
    <style:style style:name="P15" style:family="paragraph" style:parent-style-name="Standard">
      <style:text-properties officeooo:rsid="000aa9fe" officeooo:paragraph-rsid="000aa9fe"/>
    </style:style>
    <style:style style:name="P16" style:family="paragraph" style:parent-style-name="Standard">
      <style:text-properties officeooo:rsid="000bf6bc" officeooo:paragraph-rsid="000bf6bc"/>
    </style:style>
    <style:style style:name="P17" style:family="paragraph" style:parent-style-name="Standard">
      <style:text-properties officeooo:rsid="000bf6bc" officeooo:paragraph-rsid="000bf6bc"/>
    </style:style>
    <style:style style:name="P18" style:family="paragraph" style:parent-style-name="Standard">
      <style:text-properties officeooo:rsid="00147da2" officeooo:paragraph-rsid="00147da2"/>
    </style:style>
    <style:style style:name="T1" style:family="text">
      <style:text-properties officeooo:rsid="0006fd1b"/>
    </style:style>
    <style:style style:name="T2" style:family="text">
      <style:text-properties fo:color="#ff00ff"/>
    </style:style>
    <style:style style:name="T3" style:family="text">
      <style:text-properties officeooo:rsid="000a97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rror -</text:p>
      <text:p text:style-name="P7"/>
      <text:p text:style-name="P7">rvm install 2.5.1</text:p>
      <text:p text:style-name="P7">Searching for binary rubies, this might take some time.</text:p>
      <text:p text:style-name="P7">Found remote file https://rvm_io.global.ssl.fastly.net/binaries/ubuntu/20.04/x86_64/ruby-2.5.1.tar.bz2</text:p>
      <text:p text:style-name="P7">Checking requirements for ubuntu.</text:p>
      <text:p text:style-name="P7">Installing requirements for ubuntu.</text:p>
      <text:p text:style-name="P7">Updating system......There has been an error while updating your system using `apt-get`.</text:p>
      <text:p text:style-name="P7">It seems that there are some 404 Not Found errors for repositories listed in:</text:p>
      <text:p text:style-name="P7">/</text:p>
      <text:p text:style-name="P7"><text:s text:c="4"/>/etc/apt/sources.list</text:p>
      <text:p text:style-name="P7"><text:s text:c="4"/>/etc/apt/sources.list.d/*.list</text:p>
      <text:p text:style-name="P7">\</text:p>
      <text:p text:style-name="P7">Make sure that all repositories are available from your system and verify your setup by running manually:</text:p>
      <text:p text:style-name="P7">.</text:p>
      <text:p text:style-name="P7"><text:s text:c="4"/>sudo apt-get update</text:p>
      <text:p text:style-name="P7">-</text:p>
      <text:p text:style-name="P7">Make sure that it works correctly before proceeding with RVM.</text:p>
      <text:p text:style-name="P7">|</text:p>
      <text:p text:style-name="P7">If you are working from the GUI instead of the terminal, you might want to verify and fix broken</text:p>
      <text:p text:style-name="P7">repositories using "Software &amp; Updates" application.</text:p>
      <text:p text:style-name="P7">\</text:p>
      <text:p text:style-name="P7">..</text:p>
      <text:p text:style-name="P7">Error running 'requirements_debian_update_system ruby-2.5.1',</text:p>
      <text:p text:style-name="P7">please read /home/ananya/.rvm/log/1603264574_ruby-2.5.1/update_system.log</text:p>
      <text:p text:style-name="P7">Requirements installation failed with status: 100.</text:p>
      <text:p text:style-name="P7"/>
      <text:p text:style-name="P7"/>
      <text:p text:style-name="P12">what i did for this - </text:p>
      <text:p text:style-name="P9"/>
      <text:p text:style-name="P9">sudo apt-get update | grep "Failed"</text:p>
      <text:p text:style-name="P9"/>
      <text:p text:style-name="P9">sudo apt-get update</text:p>
      <text:p text:style-name="P9"/>
      <text:p text:style-name="P9"/>
      <text:p text:style-name="P9">rvm install 2.5.1</text:p>
      <text:p text:style-name="P9"/>
      <text:p text:style-name="P9">curl -sS https://dl.yarnpkg.com/debian/pubkey.gpg | sudo apt-key add -</text:p>
      <text:p text:style-name="P9"/>
      <text:p text:style-name="P9">echo "deb https://dl.yarnpkg.com/debian/ stable main" | sudo tee /etc/apt/sources.list.d/yarn.list</text:p>
      <text:p text:style-name="P9"/>
      <text:p text:style-name="P9">sudo apt update &amp;&amp; sudo apt install yarn</text:p>
      <text:p text:style-name="P9"/>
      <text:p text:style-name="P9">sudo apt update &amp;&amp; sudo apt install --no-install-recommends yarn</text:p>
      <text:p text:style-name="P9"/>
      <text:p text:style-name="P9">yarn –version</text:p>
      <text:p text:style-name="P9"/>
      <text:p text:style-name="P9">rvm install 2.5.1</text:p>
      <text:p text:style-name="P9"/>
      <text:p text:style-name="P9">facing same issue</text:p>
      <text:p text:style-name="P9"><text:soft-page-break/></text:p>
      <text:p text:style-name="P9"/>
      <text:p text:style-name="P10">Ashvini solution - </text:p>
      <text:p text:style-name="P10"/>
      <text:p text:style-name="P9"><text:a xlink:type="simple" xlink:href="https://repo.skype.com/deb" text:style-name="Internet_20_link" text:visited-style-name="Visited_20_Internet_20_Link">https://repo.skype.com/deb</text:a></text:p>
      <text:p text:style-name="P9"/>
      <text:p text:style-name="P9"><text:a xlink:type="simple" xlink:href="https://repo.skype.com/deb" text:style-name="Internet_20_link" text:visited-style-name="Visited_20_Internet_20_Link">https://repo.skype.com/deb</text:a></text:p>
      <text:p text:style-name="P9"/>
      <text:p text:style-name="P9">https://www.phusionpassenger.com/library/walkthroughs/deploy/ruby/ownserver/nginx/oss/install_language_runtime.html</text:p>
      <text:p text:style-name="P7"/>
      <text:p text:style-name="P14"/>
      <text:p text:style-name="P14">For rvm ruby 2.5.1 – <text:span text:style-name="T3">right solution</text:span></text:p>
      <text:p text:style-name="P7"/>
      <text:p text:style-name="P7">sudo apt update</text:p>
      <text:p text:style-name="P7"/>
      <text:p text:style-name="P4">sudo apt install curl g++ gcc autoconf automake bison libc6-dev libffi-dev libgdbm-dev libncurses5-dev libsqlite3-dev libtool libyaml-dev make pkg-config sqlite3 zlib1g-dev libgmp-dev libreadline-dev libssl-dev</text:p>
      <text:p text:style-name="P7"/>
      <text:p text:style-name="P7"/>
      <text:p text:style-name="P4">gpg --keyserver hkp://keys.gnupg.net --recv-keys 409B6B1796C275462A1703113804BB82D39DC0E3 7D2BAF1CF37B13E2069D6956105BD0E739499BDB</text:p>
      <text:p text:style-name="P4"/>
      <text:p text:style-name="P4"/>
      <text:p text:style-name="P5">curl -sSL https://get.rvm.io | bash -s stable</text:p>
      <text:p text:style-name="P5"/>
      <text:p text:style-name="P5"><text:span text:style-name="Source_20_Text">source ~/.rvm/scripts/rvm</text:span></text:p>
      <text:p text:style-name="P5"><text:span text:style-name="Source_20_Text"/></text:p>
      <text:p text:style-name="P5"><text:span text:style-name="Source_20_Text">rvm install </text:span><text:span text:style-name="Source_20_Text"><text:span text:style-name="T2">2.5.1</text:span></text:span></text:p>
      <text:p text:style-name="P5"><text:span text:style-name="Source_20_Text">rvm use </text:span><text:span text:style-name="Source_20_Text"><text:span text:style-name="T2">2.5.1</text:span></text:span><text:span text:style-name="Source_20_Text"> --default</text:span></text:p>
      <text:p text:style-name="P5"><text:span text:style-name="Source_20_Text">ruby -v </text:span></text:p>
      <text:p text:style-name="P6"><text:span text:style-name="Source_20_Text"><text:span text:style-name="T1">reference link - https://websiteforstudents.com/how-to-install-ruby-on-ubuntu-20-04-18-04/</text:span></text:span></text:p>
      <text:p text:style-name="P7"/>
      <text:p text:style-name="P7"/>
      <text:p text:style-name="P7"/>
      <text:p text:style-name="P13">For mysql -</text:p>
      <text:p text:style-name="P8"/>
      <text:p text:style-name="P8">sudo apt update</text:p>
      <text:p text:style-name="P8"/>
      <text:p text:style-name="P8">sudo apt install mysql-server</text:p>
      <text:p text:style-name="P8"/>
      <text:p text:style-name="P8">sudo mysql_secure_installation</text:p>
      <text:p text:style-name="P8"/>
      <text:p text:style-name="P8"><text:soft-page-break/></text:p>
      <text:p text:style-name="P15">after rails s i got this error - </text:p>
      <text:p text:style-name="P8"/>
      <text:h text:style-name="P1" text:outline-level="1">Mysql2::Error::ConnectionError </text:h>
      <text:p text:style-name="P8"/>
      <text:p text:style-name="P8">default: &amp;default</text:p>
      <text:p text:style-name="P8"><text:s text:c="2"/>adapter: mysql2</text:p>
      <text:p text:style-name="P8"><text:s text:c="2"/>encoding: utf8</text:p>
      <text:p text:style-name="P8"><text:s text:c="2"/>pool: &lt;%= ENV.fetch("RAILS_MAX_THREADS") { 5 } %&gt;</text:p>
      <text:p text:style-name="P8"><text:s text:c="2"/>username: kadu</text:p>
      <text:p text:style-name="P8"><text:s text:c="2"/>password: kadu@123</text:p>
      <text:p text:style-name="P8"><text:s text:c="2"/>socket: /var/run/mysqld/mysqld.sock</text:p>
      <text:p text:style-name="P8"/>
      <text:p text:style-name="P8"/>
      <text:p text:style-name="P16">for that i open database.yml file and change the username and password</text:p>
      <text:p text:style-name="P16"/>
      <text:p text:style-name="P16">how to set mysql user name password - </text:p>
      <text:p text:style-name="P16"/>
      <text:p text:style-name="P16">sudo mysql</text:p>
      <text:p text:style-name="P16"/>
      <text:p text:style-name="P16">then </text:p>
      <text:p text:style-name="P16"/>
      <text:p text:style-name="P16">CREATE USER 'ananya'@'localhost' IDENTIFIED BY 'Ananiya1996@';</text:p>
      <text:p text:style-name="P16"/>
      <text:p text:style-name="P16">then set the user name and password in database.yml file </text:p>
      <text:p text:style-name="P16"/>
      <text:p text:style-name="P16"/>
      <text:p text:style-name="P16"/>
      <text:p text:style-name="P16"/>
      <text:p text:style-name="P16">After that i got </text:p>
      <text:p text:style-name="P16"><text:s text:c="2"/></text:p>
      <text:h text:style-name="P3" text:outline-level="2">Access denied for user 'ananya'@'localhost' to database 'electricals_and_storess_development'</text:h>
      <text:p text:style-name="P16"/>
      <text:p text:style-name="P16">sudo mysql</text:p>
      <text:p text:style-name="P16"/>
      <text:p text:style-name="P16">SHOW VARIABLES LIKE 'validate_password%';</text:p>
      <text:p text:style-name="P16"/>
      <text:p text:style-name="P16">SET GLOBAL validate_password.policy=LOW;</text:p>
      <text:p text:style-name="P16"/>
      <text:p text:style-name="P16">SHOW VARIABLES LIKE 'validate_password%';</text:p>
      <text:p text:style-name="P16"/>
      <text:p text:style-name="P16">CREATE USER 'kadu'@'localhost' IDENTIFIED BY <text:a xlink:type="simple" xlink:href="mailto:'kadu@123" text:style-name="Internet_20_link" text:visited-style-name="Visited_20_Internet_20_Link">'kadu@123</text:a>';</text:p>
      <text:p text:style-name="P16"/>
      <text:p text:style-name="P16">mysql&gt; GRANT ALL PRIVILEGES ON *.* TO 'kadu'@'localhost' WITH GRANT OPTION;</text:p>
      <text:p text:style-name="P16"/>
      <text:p text:style-name="P16"/>
      <text:p text:style-name="P16"/>
      <text:p text:style-name="P16"><text:soft-page-break/></text:p>
      <text:h text:style-name="P2" text:outline-level="1">ActiveRecord::NoDatabaseError </text:h>
      <text:p text:style-name="P16"/>
      <text:p text:style-name="P16">rake <text:a xlink:type="simple" xlink:href="db:create" text:style-name="Internet_20_link" text:visited-style-name="Visited_20_Internet_20_Link">db:create</text:a></text:p>
      <text:p text:style-name="P16"/>
      <text:p text:style-name="P16">rails <text:a xlink:type="simple" xlink:href="db:migrate" text:style-name="Internet_20_link" text:visited-style-name="Visited_20_Internet_20_Link">db:migrate</text:a></text:p>
      <text:p text:style-name="P16"/>
      <text:p text:style-name="P16">rails s</text:p>
      <text:p text:style-name="P16"/>
      <text:p text:style-name="P16"/>
      <text:p text:style-name="P16"/>
      <text:p text:style-name="P18">for super user activation -</text:p>
      <text:p text:style-name="P18"/>
      <text:p text:style-name="P18">rails c</text:p>
      <text:p text:style-name="P18"/>
      <text:p text:style-name="P18">SystemUser.where(id: 1).update(status: "Active"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4:07:00.403257630</meta:creation-date>
    <dc:date>2020-10-21T19:37:13.334471421</dc:date>
    <meta:editing-duration>PT1H53M21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4" meta:paragraph-count="85" meta:word-count="397" meta:character-count="3287" meta:non-whitespace-character-count="2941"/>
  </office:meta>
</office:document-meta>
</file>